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1006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 style:data-style-name="N10037"/>
    <style:style style:name="ce2" style:family="table-cell" style:parent-style-name="Default" style:data-style-name="N1006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sp.beta-r" table:style-name="ta1">
        <table:shapes>
          <draw:frame draw:z-index="0" draw:style-name="gr1" draw:text-style-name="P1" svg:width="4.4697in" svg:height="2.5142in" svg:x="0.1717in" svg:y="0.902in">
            <draw:object draw:notify-on-update-of-ranges="'dsp.beta-r'.A1:'dsp.beta-r'.A4 'dsp.beta-r'.B1:'dsp.beta-r'.B4 'dsp.beta-r'.C1:'dsp.beta-r'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4512in" svg:height="2.0953in" svg:x="0.4567in" svg:y="3.724in">
            <draw:object draw:notify-on-update-of-ranges="'dsp.beta-r'.A1:'dsp.beta-r'.A4 'dsp.beta-r'.B1:'dsp.beta-r'.B4 'dsp.beta-r'.C1:'dsp.beta-r'.C4 'dsp.beta-r'.D1:'dsp.beta-r'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422in" svg:height="2.4177in" svg:x="4.6575in" svg:y="0.9953in">
            <draw:object draw:notify-on-update-of-ranges="'dsp.beta-r'.A1:'dsp.beta-r'.A4 'dsp.beta-r'.D1:'dsp.beta-r'.D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office:value-type="date" office:date-value="2026-01-01" calcext:value-type="date">
            <text:p>01.01.26</text:p>
          </table:table-cell>
          <table:table-cell office:value-type="time" office:time-value="PT08H29M00S" calcext:value-type="time">
            <text:p>08:29</text:p>
          </table:table-cell>
          <table:table-cell office:value-type="time" office:time-value="PT16H31M00S" calcext:value-type="time">
            <text:p>16:31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date" office:date-value="2026-01-02" calcext:value-type="date">
            <text:p>02.01.26</text:p>
          </table:table-cell>
          <table:table-cell office:value-type="time" office:time-value="PT08H29M00S" calcext:value-type="time">
            <text:p>08:29</text:p>
          </table:table-cell>
          <table:table-cell office:value-type="time" office:time-value="PT16H32M00S" calcext:value-type="time">
            <text:p>16:3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date" office:date-value="2026-01-03" calcext:value-type="date">
            <text:p>03.01.26</text:p>
          </table:table-cell>
          <table:table-cell office:value-type="time" office:time-value="PT08H29M00S" calcext:value-type="time">
            <text:p>08:29</text:p>
          </table:table-cell>
          <table:table-cell office:value-type="time" office:time-value="PT16H33M00S" calcext:value-type="time">
            <text:p>16:33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date" office:date-value="2026-01-04" calcext:value-type="date">
            <text:p>04.01.26</text:p>
          </table:table-cell>
          <table:table-cell office:value-type="time" office:time-value="PT08H28M00S" calcext:value-type="time">
            <text:p>08:28</text:p>
          </table:table-cell>
          <table:table-cell office:value-type="time" office:time-value="PT16H34M00S" calcext:value-type="time">
            <text:p>16:34</text:p>
          </table:table-cell>
          <table:table-cell office:value-type="time" office:time-value="PT08H05M00S" calcext:value-type="time">
            <text:p>08: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19T11:47:25.255623446</dc:date>
    <meta:editing-duration>PT9M5S</meta:editing-duration>
    <meta:editing-cycles>2</meta:editing-cycles>
    <meta:document-statistic meta:table-count="1" meta:cell-count="1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10060" number:language="de" number:country="D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54cm" svg:height="6.387cm" xlink:href=".." xlink:type="simple" chart:class="chart:line" chart:style-name="ch1">
        <chart:legend chart:legend-position="end" svg:x="9.473cm" svg:y="2.667cm" style:legend-expansion="high" chart:style-name="ch2"/>
        <chart:plot-area chart:style-name="ch3" table:cell-range-address="'dsp.beta-r'.A1:'dsp.beta-r'.C4" chart:data-source-has-labels="both" svg:x="0.227cm" svg:y="0.127cm" svg:width="9.019cm" svg:height="6.133cm">
          <chart:coordinate-region svg:x="1.361cm" svg:y="0.315cm" svg:width="7.199cm" svg:height="5.32cm"/>
          <chart:axis chart:dimension="x" chart:name="primary-x" chart:style-name="ch4" chartooo:axis-type="auto">
            <chartooo:date-scale/>
            <chart:categories table:cell-range-address="'dsp.beta-r'.A1:'dsp.beta-r'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sp.beta-r'.B1:'dsp.beta-r'.B4" loext:label-string="sunrise" chart:class="chart:line">
            <chart:data-point chart:repeated="4"/>
          </chart:series>
          <chart:series chart:style-name="ch8" chart:values-cell-range-address="'dsp.beta-r'.C1:'dsp.beta-r'.C4" loext:label-string="sunset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rise</text:p>
              </table:table-cell>
              <table:table-cell office:value-type="string">
                <text:p>sunset</text:p>
              </table:table-cell>
            </table:table-row>
          </table:table-header-rows>
          <table:table-rows>
            <table:table-row>
              <table:table-cell office:value-type="float" office:value="46023">
                <text:p>46023</text:p>
                <draw:g>
                  <svg:desc>'dsp.beta-r'.A1:'dsp.beta-r'.A4</svg:desc>
                </draw:g>
              </table:table-cell>
              <table:table-cell office:value-type="float" office:value="0.353472222222222">
                <text:p>0.353472222222222</text:p>
                <draw:g>
                  <svg:desc>'dsp.beta-r'.B1:'dsp.beta-r'.B4</svg:desc>
                </draw:g>
              </table:table-cell>
              <table:table-cell office:value-type="float" office:value="0.688194444444444">
                <text:p>0.688194444444444</text:p>
                <draw:g>
                  <svg:desc>'dsp.beta-r'.C1:'dsp.beta-r'.C4</svg:desc>
                </draw:g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688888888888889">
                <text:p>0.688888888888889</text:p>
              </table:table-cell>
            </table:table-row>
            <table:table-row>
              <table:table-cell office:value-type="float" office:value="46025">
                <text:p>46025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float" office:value="46026">
                <text:p>46026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690277777777778">
                <text:p>0.6902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percentage-style style:name="N2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67cm" svg:height="5.323cm" xlink:href=".." xlink:type="simple" chart:class="chart:bar" chart:style-name="ch1">
        <chart:legend chart:legend-position="end" svg:x="6.753cm" svg:y="1.897cm" style:legend-expansion="high" chart:style-name="ch2"/>
        <chart:plot-area chart:style-name="ch3" table:cell-range-address="'dsp.beta-r'.A1:'dsp.beta-r'.D4" chart:data-source-has-labels="both" svg:x="0.175cm" svg:y="0.106cm" svg:width="6.403cm" svg:height="5.111cm">
          <chart:coordinate-region svg:x="1.795cm" svg:y="0.106cm" svg:width="4.34cm" svg:height="4.486cm"/>
          <chart:axis chart:dimension="x" chart:name="primary-x" chart:style-name="ch4" chartooo:axis-type="auto">
            <chartooo:date-scale/>
            <chart:categories table:cell-range-address="'dsp.beta-r'.A1:'dsp.beta-r'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sp.beta-r'.B1:'dsp.beta-r'.B4" loext:label-string="sunrise" chart:class="chart:bar">
            <chart:data-point chart:repeated="4"/>
          </chart:series>
          <chart:series chart:style-name="ch8" chart:values-cell-range-address="'dsp.beta-r'.C1:'dsp.beta-r'.C4" loext:label-string="sunset" chart:class="chart:bar">
            <chart:data-point chart:repeated="4"/>
          </chart:series>
          <chart:series chart:style-name="ch9" chart:values-cell-range-address="'dsp.beta-r'.D1:'dsp.beta-r'.D4" loext:label-string="durance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rise</text:p>
              </table:table-cell>
              <table:table-cell office:value-type="string">
                <text:p>sunset</text:p>
              </table:table-cell>
              <table:table-cell office:value-type="string">
                <text:p>durance</text:p>
              </table:table-cell>
            </table:table-row>
          </table:table-header-rows>
          <table:table-rows>
            <table:table-row>
              <table:table-cell office:value-type="float" office:value="46023">
                <text:p>46023</text:p>
                <draw:g>
                  <svg:desc>'dsp.beta-r'.A1:'dsp.beta-r'.A4</svg:desc>
                </draw:g>
              </table:table-cell>
              <table:table-cell office:value-type="float" office:value="0.353472222222222">
                <text:p>0.353472222222222</text:p>
                <draw:g>
                  <svg:desc>'dsp.beta-r'.B1:'dsp.beta-r'.B4</svg:desc>
                </draw:g>
              </table:table-cell>
              <table:table-cell office:value-type="float" office:value="0.688194444444444">
                <text:p>0.688194444444444</text:p>
                <draw:g>
                  <svg:desc>'dsp.beta-r'.C1:'dsp.beta-r'.C4</svg:desc>
                </draw:g>
              </table:table-cell>
              <table:table-cell office:value-type="float" office:value="0.334722222222222">
                <text:p>0.334722222222222</text:p>
                <draw:g>
                  <svg:desc>'dsp.beta-r'.D1:'dsp.beta-r'.D4</svg:desc>
                </draw:g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0.335416666666667">
                <text:p>0.335416666666667</text:p>
              </table:table-cell>
            </table:table-row>
            <table:table-row>
              <table:table-cell office:value-type="float" office:value="46025">
                <text:p>46025</text:p>
              </table:table-cell>
              <table:table-cell office:value-type="float" office:value="0.353472222222222">
                <text:p>0.353472222222222</text:p>
              </table:table-cell>
              <table:table-cell office:value-type="float" office:value="0.689583333333333">
                <text:p>0.689583333333333</text:p>
              </table:table-cell>
              <table:table-cell office:value-type="float" office:value="0.336111111111111">
                <text:p>0.336111111111111</text:p>
              </table:table-cell>
            </table:table-row>
            <table:table-row>
              <table:table-cell office:value-type="float" office:value="46026">
                <text:p>46026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690277777777778">
                <text:p>0.690277777777778</text:p>
              </table:table-cell>
              <table:table-cell office:value-type="float" office:value="0.336805555555556">
                <text:p>0.336805555555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10060" number:language="de" number:country="D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33cm" svg:height="6.142cm" xlink:href=".." xlink:type="simple" chart:class="chart:bar" chart:style-name="ch1">
        <chart:legend chart:legend-position="end" svg:x="9.219cm" svg:y="2.783cm" style:legend-expansion="high" chart:style-name="ch2"/>
        <chart:plot-area chart:style-name="ch3" table:cell-range-address="'dsp.beta-r'.A1:'dsp.beta-r'.A4 'dsp.beta-r'.D1:'dsp.beta-r'.D4" chart:data-source-has-labels="both" svg:x="0.224cm" svg:y="0.122cm" svg:width="8.771cm" svg:height="5.898cm">
          <chart:coordinate-region svg:x="1.358cm" svg:y="0.31cm" svg:width="7.637cm" svg:height="5.085cm"/>
          <chart:axis chart:dimension="x" chart:name="primary-x" chart:style-name="ch4" chartooo:axis-type="auto">
            <chartooo:date-scale/>
            <chart:categories table:cell-range-address="'dsp.beta-r'.A1:'dsp.beta-r'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sp.beta-r'.D1:'dsp.beta-r'.D4" loext:label-string="durance" chart:class="chart:bar">
            <chart:data-point chart:repeated="4"/>
            <loext:propertry-mapping loext:property="BorderColor" loext:cell-range-address="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nc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46023">
                <text:p>46023</text:p>
                <draw:g>
                  <svg:desc>'dsp.beta-r'.A1:'dsp.beta-r'.A4</svg:desc>
                </draw:g>
              </table:table-cell>
              <table:table-cell office:value-type="float" office:value="0.334722222222222">
                <text:p>0.334722222222222</text:p>
                <draw:g>
                  <svg:desc>'dsp.beta-r'.D1:'dsp.beta-r'.D4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0.335416666666667">
                <text:p>0.3354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5">
                <text:p>46025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6">
                <text:p>46026</text:p>
              </table:table-cell>
              <table:table-cell office:value-type="float" office:value="0.336805555555556">
                <text:p>0.3368055555555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